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24cm" fo:min-width="6.90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32cm" fo:min-width="3.61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961cm" fo:min-width="6.059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631cm" fo:min-width="5.284cm"/>
    </style:style>
    <style:style style:name="gr12" style:family="graphic" style:parent-style-name="standard">
      <style:graphic-properties draw:stroke="dash" draw:stroke-dash="Line_20_Style_20_9" draw:textarea-horizontal-align="justify" draw:textarea-vertical-align="middle" draw:auto-grow-height="false" fo:min-height="0.512cm" fo:min-width="12.81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5.373cm" svg:y1="2.032cm" svg:x2="5.388cm" svg:y2="19.304cm">
          <text:p/>
        </draw:line>
        <draw:line draw:style-name="gr1" draw:layer="layout" svg:x1="17.476cm" svg:y1="2.032cm" svg:x2="17.556cm" svg:y2="19.304cm">
          <text:p/>
        </draw:line>
        <draw:line draw:style-name="gr1" draw:layer="layout" svg:x1="25.222cm" svg:y1="2.032cm" svg:x2="25.222cm" svg:y2="19.294cm">
          <text:p/>
        </draw:line>
        <draw:frame draw:style-name="gr2" draw:text-style-name="P1" draw:layer="layout" svg:width="1.524cm" svg:height="2.384cm" svg:x="4.826cm" svg:y="1.072cm">
          <draw:text-box>
            <text:p text:style-name="P1">UE </text:p>
          </draw:text-box>
        </draw:frame>
        <draw:frame draw:style-name="gr2" draw:text-style-name="P1" draw:layer="layout" svg:width="7.252cm" svg:height="2.384cm" svg:x="13.918cm" svg:y="1.026cm">
          <draw:text-box>
            <text:p text:style-name="P1">SCN</text:p>
            <text:p text:style-name="P1"/>
          </draw:text-box>
        </draw:frame>
        <draw:frame draw:style-name="gr2" draw:text-style-name="P1" draw:layer="layout" svg:width="2.211cm" svg:height="2.384cm" svg:x="24.124cm" svg:y="0.982cm">
          <draw:text-box>
            <text:p text:style-name="P1">HN</text:p>
          </draw:text-box>
        </draw:frame>
        <draw:line draw:style-name="gr3" draw:layer="layout" svg:x1="11.814cm" svg:y1="11.994cm" svg:x2="5.406cm" svg:y2="11.994cm">
          <text:p/>
        </draw:line>
        <draw:line draw:style-name="gr3" draw:layer="layout" svg:x1="5.406cm" svg:y1="18.588cm" svg:x2="11.909cm" svg:y2="18.588cm">
          <text:p/>
        </draw:line>
        <draw:line draw:style-name="gr3" draw:layer="layout" svg:x1="17.556cm" svg:y1="5.836cm" svg:x2="25.184cm" svg:y2="5.846cm">
          <text:p/>
        </draw:line>
        <draw:line draw:style-name="gr3" draw:layer="layout" svg:x1="25.222cm" svg:y1="9.33cm" svg:x2="17.556cm" svg:y2="9.316cm">
          <text:p/>
        </draw:line>
        <draw:g>
          <svg:title>TexMaths</svg:title>
          <svg:desc>12§latex§$scnid$§svg§600§TRUE§</svg:desc>
          <draw:polygon draw:style-name="gr4" draw:layer="layout" svg:width="0.948cm" svg:height="0.292cm" svg:x="21.022cm" svg:y="5.339cm" svg:viewBox="0 0 949 293" draw:points="475,293 0,293 0,0 949,0 949,293">
            <text:p/>
          </draw:polygon>
          <draw:path draw:style-name="gr5" draw:layer="layout" svg:width="0.148cm" svg:height="0.191cm" svg:x="21.043cm" svg:y="5.445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layer="layout" svg:width="0.157cm" svg:height="0.191cm" svg:x="21.227cm" svg:y="5.445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layer="layout" svg:width="0.217cm" svg:height="0.191cm" svg:x="21.395cm" svg:y="5.445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21.635cm" svg:y="5.352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21.778cm" svg:y="5.33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$e_{hnid},d_{scnid},expirytime$§svg§600§TRUE§</svg:desc>
          <draw:polygon draw:style-name="gr4" draw:layer="layout" svg:width="4.212cm" svg:height="0.373cm" svg:x="19.535cm" svg:y="8.556cm" svg:viewBox="0 0 4213 374" draw:points="2107,374 0,374 0,0 4213,0 4213,374">
            <text:p/>
          </draw:polygon>
          <draw:path draw:style-name="gr5" draw:layer="layout" svg:width="0.154cm" svg:height="0.191cm" svg:x="19.553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153cm" svg:height="0.208cm" svg:x="19.741cm" svg:y="8.706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3z">
            <text:p/>
          </draw:path>
          <draw:path draw:style-name="gr5" draw:layer="layout" svg:width="0.171cm" svg:height="0.133cm" svg:x="19.923cm" svg:y="8.7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0.1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layer="layout" svg:width="0.144cm" svg:height="0.208cm" svg:x="20.237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047cm" svg:height="0.126cm" svg:x="20.444cm" svg:y="8.803cm" svg:viewBox="0 0 48 127" svg:d="M48 44c0-27-10-44-26-44-14 0-22 11-22 23 0 11 8 23 22 23 5 0 10-3 14-6 2-2 2-2 2-2 1 0 1 0 1 6 0 33-14 58-28 72-4 4-4 5-4 6 0 4 3 5 3 5 5 0 38-32 38-83z">
            <text:p/>
          </draw:path>
          <draw:path draw:style-name="gr5" draw:layer="layout" svg:width="0.192cm" svg:height="0.297cm" svg:x="20.604cm" svg:y="8.555cm" svg:viewBox="0 0 193 298" svg:d="M193 5c0 0 0-5-5-5-7 0-45 4-52 5-4 0-5 2-5 8 0 5 2 5 8 5 20 0 21 2 21 7l-1 9-24 100c-8-17-20-27-38-27-46 0-97 62-97 123 0 40 22 68 53 68 9 0 29-2 54-32 3 18 17 32 36 32 15 0 24-9 29-23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layer="layout" svg:width="0.112cm" svg:height="0.133cm" svg:x="20.816cm" svg:y="8.78cm" svg:viewBox="0 0 113 134" svg:d="M102 19c-7 3-11 9-11 15 0 7 5 9 8 9 4 0 14-2 14-17 0-20-21-26-38-26-45 0-52 35-52 43 0 11 7 18 10 22 8 6 13 7 32 11 6 1 25 4 25 20 0 5-3 15-16 24-11 6-24 6-28 6-12 0-28-3-35-12 11-1 17-10 17-18 0-7-5-11-12-11-8 0-16 7-16 20 0 18 18 29 46 29 52 0 62-37 62-49 0-27-29-32-39-35-2-1-11-2-12-2-10-2-16-8-16-14 0-8 6-16 11-20 9-6 19-6 23-6 6 0 21 2 27 11z">
            <text:p/>
          </draw:path>
          <draw:path draw:style-name="gr5" draw:layer="layout" svg:width="0.123cm" svg:height="0.133cm" svg:x="20.964cm" svg:y="8.7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21.103cm" svg:y="8.7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1.30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21.418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047cm" svg:height="0.126cm" svg:x="21.626cm" svg:y="8.803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54cm" svg:height="0.191cm" svg:x="21.78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2cm" svg:height="0.191cm" svg:x="21.968cm" svg:y="8.662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layer="layout" svg:width="0.21cm" svg:height="0.269cm" svg:x="22.172cm" svg:y="8.662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layer="layout" svg:width="0.107cm" svg:height="0.283cm" svg:x="22.398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164cm" svg:height="0.191cm" svg:x="22.536cm" svg:y="8.662cm" svg:viewBox="0 0 165 192" svg:d="M24 162c-1 7-3 17-3 19 0 7 6 11 11 11 4 0 13-4 15-12 1-1 15-59 16-67 4-14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2cm" svg:x="22.728cm" svg:y="8.662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layer="layout" svg:width="0.124cm" svg:height="0.269cm" svg:x="22.936cm" svg:y="8.584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107cm" svg:height="0.283cm" svg:x="23.083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33cm" svg:height="0.191cm" svg:x="23.221cm" svg:y="8.662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23.5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</draw:g>
        <draw:g>
          <svg:title>TexMaths</svg:title>
          <svg:desc>12§latex§$E(IMSI||salt,e_{scnid})$§svg§600§TRUE§</svg:desc>
          <draw:polygon draw:style-name="gr4" draw:layer="layout" svg:width="3.801cm" svg:height="0.42cm" svg:x="6.673cm" svg:y="17.913cm" svg:viewBox="0 0 3802 421" draw:points="1901,421 0,421 0,0 3802,0 3802,421">
            <text:p/>
          </draw:polygon>
          <draw:path draw:style-name="gr5" draw:layer="layout" svg:width="0.292cm" svg:height="0.287cm" svg:x="6.688cm" svg:y="17.9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layer="layout" svg:width="0.094cm" svg:height="0.421cm" svg:x="7.032cm" svg:y="17.9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layer="layout" svg:width="0.187cm" svg:height="0.288cm" svg:x="7.161cm" svg:y="17.9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403cm" svg:height="0.288cm" svg:x="7.372cm" svg:y="17.9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layer="layout" svg:width="0.238cm" svg:height="0.307cm" svg:x="7.809cm" svg:y="17.9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layer="layout" svg:width="0.187cm" svg:height="0.288cm" svg:x="8.069cm" svg:y="17.9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016cm" svg:height="0.421cm" svg:x="8.312cm" svg:y="17.912cm" svg:viewBox="0 0 17 422" svg:d="M17 16c0-9 0-16-7-16-10 0-10 7-10 16v392c0 7 0 14 10 14 7 0 7-7 7-14z">
            <text:p/>
          </draw:path>
          <draw:path draw:style-name="gr5" draw:layer="layout" svg:width="0.016cm" svg:height="0.421cm" svg:x="8.423cm" svg:y="17.912cm" svg:viewBox="0 0 17 422" svg:d="M17 16c0-9 0-16-7-16-10 0-10 7-10 16v392c0 7 0 14 10 14 7 0 7-7 7-14z">
            <text:p/>
          </draw:path>
          <draw:path draw:style-name="gr5" draw:layer="layout" svg:width="0.148cm" svg:height="0.191cm" svg:x="8.508cm" svg:y="18.0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layer="layout" svg:width="0.184cm" svg:height="0.191cm" svg:x="8.691cm" svg:y="18.0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layer="layout" svg:width="0.086cm" svg:height="0.298cm" svg:x="8.903cm" svg:y="17.9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layer="layout" svg:width="0.124cm" svg:height="0.269cm" svg:x="9.022cm" svg:y="17.9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047cm" svg:height="0.126cm" svg:x="9.193cm" svg:y="18.183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54cm" svg:height="0.191cm" svg:x="9.354cm" svg:y="18.0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layer="layout" svg:width="0.112cm" svg:height="0.133cm" svg:x="9.543cm" svg:y="18.1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layer="layout" svg:width="0.123cm" svg:height="0.133cm" svg:x="9.691cm" svg:y="18.1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9.829cm" svg:y="18.1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10.028cm" svg:y="18.0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10.145cm" svg:y="18.0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layer="layout" svg:width="0.094cm" svg:height="0.421cm" svg:x="10.341cm" svg:y="17.9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line draw:style-name="gr6" draw:layer="layout" svg:x1="4.405cm" svg:y1="10.668cm" svg:x2="26.433cm" svg:y2="10.668cm">
          <text:p/>
        </draw:line>
        <draw:custom-shape draw:style-name="gr7" draw:text-style-name="P1" draw:layer="layout" svg:width="7.408cm" svg:height="1.49cm" svg:x="19.171cm" svg:y="6.592cm">
          <text:p/>
          <draw:enhanced-geometry svg:viewBox="0 0 21600 21600" draw:type="rectangle" draw:enhanced-path="M 0 0 L 21600 0 21600 21600 0 21600 0 0 Z N"/>
        </draw:custom-shape>
        <draw:line draw:style-name="gr1" draw:layer="layout" svg:x1="11.909cm" svg:y1="2.032cm" svg:x2="11.829cm" svg:y2="19.304cm">
          <text:p/>
        </draw:line>
        <draw:frame draw:style-name="gr2" draw:text-style-name="P1" draw:layer="layout" svg:width="7.252cm" svg:height="2.384cm" svg:x="8.242cm" svg:y="0.972cm">
          <draw:text-box>
            <text:p text:style-name="P1">SRN</text:p>
            <text:p text:style-name="P1"/>
          </draw:text-box>
        </draw:frame>
        <draw:g>
          <svg:title>TexMaths</svg:title>
          <svg:desc>12§latex§$scnid$§svg§600§TRUE§</svg:desc>
          <draw:polygon draw:style-name="gr4" draw:layer="layout" svg:width="0.948cm" svg:height="0.292cm" svg:x="8.139cm" svg:y="11.502cm" svg:viewBox="0 0 949 293" draw:points="475,293 0,293 0,0 949,0 949,293">
            <text:p/>
          </draw:polygon>
          <draw:path draw:style-name="gr5" draw:layer="layout" svg:width="0.148cm" svg:height="0.191cm" svg:x="8.16cm" svg:y="11.608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layer="layout" svg:width="0.157cm" svg:height="0.191cm" svg:x="8.344cm" svg:y="11.608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layer="layout" svg:width="0.217cm" svg:height="0.191cm" svg:x="8.511cm" svg:y="11.608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8.752cm" svg:y="11.515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8.894cm" svg:y="11.501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broadcast§svg§600§TRUE§</svg:desc>
          <draw:polygon draw:style-name="gr4" draw:layer="layout" svg:width="1.693cm" svg:height="0.292cm" svg:x="7.819cm" svg:y="11.026cm" svg:viewBox="0 0 1694 293" draw:points="847,293 0,293 0,0 1694,0 1694,293">
            <text:p/>
          </draw:polygon>
          <draw:path draw:style-name="gr5" draw:layer="layout" svg:width="0.198cm" svg:height="0.298cm" svg:x="7.83cm" svg:y="11.025cm" svg:viewBox="0 0 199 299" svg:d="M58 134v-134l-58 5v13c29 0 32 2 32 24v252h9c1 0 5-6 15-26 6 9 23 31 53 31 49 0 90-42 90-96s-39-96-86-96c-31 0-48 20-55 27zM59 246v-87c0-9 0-9 5-16 16-23 38-27 48-27 18 0 32 11 42 27 11 18 12 42 12 59 0 15-1 42-13 60-8 13-23 27-45 27-18 0-34-9-43-26-6-8-6-10-6-17z">
            <text:p/>
          </draw:path>
          <draw:path draw:style-name="gr5" draw:layer="layout" svg:width="0.135cm" svg:height="0.186cm" svg:x="8.052cm" svg:y="11.132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layer="layout" svg:width="0.178cm" svg:height="0.194cm" svg:x="8.209cm" svg:y="11.129cm" svg:viewBox="0 0 179 195" svg:d="M179 100c0-56-41-100-88-100-52 0-91 47-91 100 0 54 42 95 90 95s89-41 89-95zM91 184c-19 0-36-9-47-28s-11-44-11-60c0-17 0-40 11-59 9-19 29-27 46-27 18 0 35 9 45 27s10 42 10 59c0 16 0 38-8 57-9 19-27 31-46 31z">
            <text:p/>
          </draw:path>
          <draw:path draw:style-name="gr5" draw:layer="layout" svg:width="0.182cm" svg:height="0.194cm" svg:x="8.415cm" svg:y="11.129cm" svg:viewBox="0 0 183 195" svg:d="M118 159c1 16 13 34 32 34 8 0 33-6 33-40v-25h-11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layer="layout" svg:width="0.198cm" svg:height="0.298cm" svg:x="8.612cm" svg:y="11.025cm" svg:viewBox="0 0 199 299" svg:d="M139 270v29l60-5v-13c-27 0-31-4-31-24v-257l-58 5v13c28 0 31 2 31 24v91c-11-15-29-26-50-26-49 0-91 42-91 96s40 96 86 96c26 0 44-14 53-29zM139 157v87c0 8 0 8-4 15-11 21-30 30-47 30-18 0-33-10-42-27-12-17-13-41-13-59 0-16 1-41 13-60 9-13 24-27 45-27 16 0 31 6 44 26 4 7 4 8 4 15z">
            <text:p/>
          </draw:path>
          <draw:path draw:style-name="gr5" draw:layer="layout" svg:width="0.153cm" svg:height="0.194cm" svg:x="8.833cm" svg:y="11.129cm" svg:viewBox="0 0 154 195" svg:d="M33 97c0-68 34-86 55-86 3 0 30 0 44 15-17 2-20 15-20 20 0 10 8 19 20 19 10 0 18-7 18-19 0-29-31-46-62-46-50 0-88 46-88 98 0 55 40 97 87 97 55 0 67-51 67-56 0-3-4-3-5-3-4 0-5 1-5 3-12 40-39 45-53 45-21 0-58-18-58-87z">
            <text:p/>
          </draw:path>
          <draw:path draw:style-name="gr5" draw:layer="layout" svg:width="0.181cm" svg:height="0.194cm" svg:x="9.015cm" svg:y="11.129cm" svg:viewBox="0 0 182 195" svg:d="M118 159c1 16 13 34 31 34 9 0 33-6 33-40v-25h-10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layer="layout" svg:width="0.131cm" svg:height="0.194cm" svg:x="9.212cm" svg:y="11.129cm" svg:viewBox="0 0 132 195" svg:d="M71 108c9 1 42 8 42 38 0 22-14 40-45 40-35 0-50-25-57-61-1-5-1-7-5-7-6 0-6 3-6 10v57c0 7 0 10 5 10 2 0 2 0 10-9 0 0 0-1 8-9 17 18 35 18 45 18 46 0 64-28 64-59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126cm" svg:height="0.264cm" svg:x="9.364cm" svg:y="11.059cm" svg:viewBox="0 0 127 265" svg:d="M63 91h57v-13h-57v-78h-11c-1 35-12 80-52 82v9h34v117c0 53 38 57 53 57 28 0 40-30 40-57v-24h-11v24c0 31-12 47-26 47-27 0-27-39-27-46z">
            <text:p/>
          </draw:path>
        </draw:g>
        <draw:line draw:style-name="gr3" draw:layer="layout" svg:x1="11.829cm" svg:y1="14.64cm" svg:x2="17.557cm" svg:y2="14.64cm">
          <text:p/>
        </draw:line>
        <draw:g>
          <svg:title>TexMaths</svg:title>
          <svg:desc>12§latex§$hnid$§svg§600§TRUE§</svg:desc>
          <draw:polygon draw:style-name="gr4" draw:layer="layout" svg:width="0.818cm" svg:height="0.292cm" svg:x="8.125cm" svg:y="13.88cm" svg:viewBox="0 0 819 293" draw:points="409,293 0,293 0,0 819,0 819,293">
            <text:p/>
          </draw:polygon>
          <draw:path draw:style-name="gr5" draw:layer="layout" svg:width="0.198cm" svg:height="0.298cm" svg:x="8.147cm" svg:y="13.879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layer="layout" svg:width="0.217cm" svg:height="0.191cm" svg:x="8.367cm" svg:y="13.986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8.608cm" svg:y="13.893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8.751cm" svg:y="13.879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layer="layout" svg:x1="11.813cm" svg:y1="15.41cm" svg:x2="5.388cm" svg:y2="15.41cm">
          <text:p/>
        </draw:line>
        <draw:line draw:style-name="gr3" draw:layer="layout" svg:x1="5.388cm" svg:y1="14.34cm" svg:x2="11.924cm" svg:y2="14.34cm">
          <text:p/>
        </draw:line>
        <draw:line draw:style-name="gr3" draw:layer="layout" svg:x1="17.556cm" svg:y1="15.71cm" svg:x2="11.813cm" svg:y2="15.71cm">
          <text:p/>
        </draw:line>
        <draw:g>
          <svg:title>TexMaths</svg:title>
          <svg:desc>12§latex§\begin{eqnarray*}
\text{choose a suitable expiry timestamp}\\
d_{scnid} = f(d_{hnid},scnid||expirytime)
\end{eqnarray*}§svg§600§TRUE§</svg:desc>
          <draw:polygon draw:style-name="gr4" draw:layer="layout" svg:width="6.312cm" svg:height="1.03cm" svg:x="19.585cm" svg:y="6.819cm" svg:viewBox="0 0 6313 1031" draw:points="3156,1031 0,1031 0,0 6313,0 6313,1031">
            <text:p/>
          </draw:polygon>
          <draw:path draw:style-name="gr5" draw:layer="layout" svg:width="0.153cm" svg:height="0.193cm" svg:x="19.734cm" svg:y="6.922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layer="layout" svg:width="0.203cm" svg:height="0.293cm" svg:x="19.901cm" svg:y="6.818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178cm" svg:height="0.193cm" svg:x="20.122cm" svg:y="6.922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5" draw:layer="layout" svg:width="0.178cm" svg:height="0.193cm" svg:x="20.332cm" svg:y="6.922cm" svg:viewBox="0 0 179 194" svg:d="M179 100c0-56-41-100-89-100-51 0-90 47-90 100 0 54 42 94 90 94s89-40 89-94zM90 184c-18 0-35-9-46-28s-11-44-11-60c0-17 0-40 11-59 9-19 29-27 46-27 18 0 35 9 45 27s10 42 10 59c0 16 0 38-8 56-9 20-27 32-47 32z">
            <text:p/>
          </draw:path>
          <draw:path draw:style-name="gr5" draw:layer="layout" svg:width="0.131cm" svg:height="0.193cm" svg:x="20.534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155cm" svg:height="0.193cm" svg:x="20.691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81cm" svg:height="0.193cm" svg:x="21.008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31cm" svg:height="0.193cm" svg:x="21.339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203cm" svg:height="0.191cm" svg:x="21.496cm" svg:y="6.925cm" svg:viewBox="0 0 204 192" svg:d="M145 154v38l59-5v-13c-29 0-32-2-32-23v-151l-60 5v13c29 0 32 2 32 24v76c0 36-19 64-49 64-34 0-36-19-36-42v-140l-59 5v13c32 0 32 1 32 38v64c0 34 0 72 60 72 23 0 41-12 53-38z">
            <text:p/>
          </draw:path>
          <draw:path draw:style-name="gr5" draw:layer="layout" svg:width="0.086cm" svg:height="0.282cm" svg:x="21.719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26cm" svg:height="0.264cm" svg:x="21.825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81cm" svg:height="0.193cm" svg:x="21.991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98cm" svg:height="0.298cm" svg:x="22.185cm" svg:y="6.818cm" svg:viewBox="0 0 199 299" svg:d="M58 134v-134l-58 5v13c29 0 32 2 32 24v252h9c1 0 5-6 15-26 6 9 23 31 53 31 49 0 90-42 90-96s-39-96-86-96c-31 0-48 20-55 27zM59 246v-88c0-8 0-8 5-15 16-23 38-27 48-27 18 0 32 11 42 27 11 18 12 42 12 59 0 15-1 42-13 60-8 13-23 27-45 27-18 0-34-9-43-26-6-9-6-10-6-17z">
            <text:p/>
          </draw:path>
          <draw:path draw:style-name="gr5" draw:layer="layout" svg:width="0.09cm" svg:height="0.293cm" svg:x="22.409cm" svg:y="6.818cm" svg:viewBox="0 0 91 294" svg:d="M58 0l-58 5v13c29 0 32 2 32 24v220c0 19-4 19-32 19v13c13 0 35-1 46-1 9 0 29 1 45 1v-13c-28 0-33 0-33-19z">
            <text:p/>
          </draw:path>
          <draw:path draw:style-name="gr5" draw:layer="layout" svg:width="0.155cm" svg:height="0.193cm" svg:x="22.51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55cm" svg:height="0.193cm" svg:x="22.82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203cm" svg:height="0.181cm" svg:x="23.001cm" svg:y="6.93cm" svg:viewBox="0 0 204 182" svg:d="M111 83c13-16 27-36 38-48 12-15 28-22 47-22v-13c-9 1-23 1-32 1-13 0-34-1-39-1v13c7 1 11 6 11 13 0 8-4 12-5 15l-26 33-32-43c-3-3-3-5-3-7 0-6 5-11 15-11v-13c-12 0-38 1-45 1-8 0-28 0-38-1v13c28 0 28 0 48 27l40 54-39 50c-19 25-43 26-51 26v12c10 0 23-1 33-1 13 0 29 1 39 1v-12c-9-2-11-7-11-13 0-9 11-24 35-54l31 42c4 5 9 12 9 15s-4 9-15 10v12c12 0 34-1 44-1 11 0 28 1 39 1v-12c-22 0-29-1-38-13z">
            <text:p/>
          </draw:path>
          <draw:path draw:style-name="gr5" draw:layer="layout" svg:width="0.198cm" svg:height="0.269cm" svg:x="23.22cm" svg:y="6.925cm" svg:viewBox="0 0 199 270" svg:d="M58 28v-28l-58 5v13c29 0 32 2 32 20v200c0 19-4 19-32 19v13c13-1 34-2 46-2 10 0 30 1 45 2v-13c-27 0-32 0-32-19v-72-4c3 7 20 30 50 30 49 0 90-42 90-96s-39-96-85-96c-30 0-47 19-56 28zM59 139v-95c12-21 32-33 53-33 29 0 54 37 54 85 0 50-29 86-58 86-17 0-33-8-43-25-6-9-6-9-6-18z">
            <text:p/>
          </draw:path>
          <draw:path draw:style-name="gr5" draw:layer="layout" svg:width="0.086cm" svg:height="0.282cm" svg:x="23.444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35cm" svg:height="0.186cm" svg:x="23.553cm" svg:y="6.925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layer="layout" svg:width="0.197cm" svg:height="0.269cm" svg:x="23.707cm" svg:y="6.93cm" svg:viewBox="0 0 198 270" svg:d="M160 41c11-28 31-28 38-28v-13c-9 1-22 1-31 1-7 0-26-1-35-1v13c13 0 19 7 19 18 0 5 0 5-2 11l-41 103-45-114c-1-3-2-5-2-7 0-11 14-11 23-11v-13c-11 0-38 1-45 1-10 0-27 0-39-1v13c19 0 28 0 33 15l60 154c-2 6-7 20-9 26-10 22-21 52-46 52-3 0-11 0-20-8 12-1 16-11 16-17 0-12-7-18-17-18-7 0-17 5-17 18 0 19 17 35 38 35 25 0 41-25 52-49z">
            <text:p/>
          </draw:path>
          <draw:path draw:style-name="gr5" draw:layer="layout" svg:width="0.126cm" svg:height="0.264cm" svg:x="24.052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086cm" svg:height="0.282cm" svg:x="24.213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313cm" svg:height="0.186cm" svg:x="24.324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layer="layout" svg:width="0.155cm" svg:height="0.193cm" svg:x="24.656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31cm" svg:height="0.193cm" svg:x="24.835cm" svg:y="6.922cm" svg:viewBox="0 0 132 194" svg:d="M71 108c9 1 42 8 42 38 0 22-15 40-45 40-35 0-50-25-57-61-1-5-1-7-5-7-6 0-6 3-6 10v57c0 7 0 9 5 9 2 0 2 0 10-8 0 0 0-1 8-10 17 18 35 18 45 18 46 0 64-27 64-58 0-23-12-35-17-40-13-14-28-18-45-20-23-5-51-11-51-35 0-16 11-33 46-33 45 0 46 39 47 52 1 4 4 4 4 4 6 0 6-3 6-11v-43c0-8 0-10-4-10-3 0-3 0-8 5-1 2-6 6-7 7-15-12-32-12-38-12-50 0-65 29-65 52 0 15 7 27 17 37 13 11 25 13 54 19z">
            <text:p/>
          </draw:path>
          <draw:path draw:style-name="gr5" draw:layer="layout" svg:width="0.126cm" svg:height="0.264cm" svg:x="24.988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81cm" svg:height="0.193cm" svg:x="25.154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313cm" svg:height="0.186cm" svg:x="25.349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layer="layout" svg:width="0.198cm" svg:height="0.269cm" svg:x="25.682cm" svg:y="6.925cm" svg:viewBox="0 0 199 270" svg:d="M58 28v-28l-58 5v13c29 0 32 2 32 20v200c0 19-4 19-32 19v13c13-1 34-2 46-2 10 0 30 1 45 2v-13c-27 0-32 0-32-19v-72-4c3 7 20 30 50 30 47 0 90-42 90-96s-39-96-85-96c-30 0-47 19-56 28zM59 139v-95c12-21 32-33 53-33 29 0 54 37 54 85 0 50-29 86-58 86-17 0-33-8-43-25-6-9-6-9-6-18z">
            <text:p/>
          </draw:path>
          <draw:path draw:style-name="gr5" draw:layer="layout" svg:width="0.192cm" svg:height="0.298cm" svg:x="19.601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layer="layout" svg:width="0.112cm" svg:height="0.133cm" svg:x="19.814cm" svg:y="7.677cm" svg:viewBox="0 0 113 134" svg:d="M102 19c-7 3-11 9-11 15 0 7 5 9 8 9 4 0 14-2 14-17 0-20-21-26-38-26-45 0-52 35-52 43 0 11 7 18 10 22 8 6 13 7 32 11 6 1 25 4 25 20 0 5-3 16-16 24-11 6-24 6-28 6-12 0-28-2-35-12 11-1 17-10 17-18 0-7-5-11-12-11-8 0-16 7-16 21 0 18 18 28 46 28 52 0 62-37 62-49 0-27-29-32-39-35-2-1-11-2-12-2-10-2-16-8-16-14 0-8 6-16 11-20 9-6 19-6 23-6 6 0 21 2 27 11z">
            <text:p/>
          </draw:path>
          <draw:path draw:style-name="gr5" draw:layer="layout" svg:width="0.121cm" svg:height="0.133cm" svg:x="19.963cm" svg:y="7.677cm" svg:viewBox="0 0 122 134" svg:d="M107 17c-11 2-15 11-15 17 0 8 6 10 11 10 7 0 17-3 17-18 0-20-23-26-38-26-42 0-82 41-82 83 0 25 17 51 52 51 49 0 70-30 70-33s-2-5-4-5-3 0-5 2c-22 28-55 28-61 28-19 0-28-14-28-34 0-8 4-40 18-61 10-14 26-23 40-23 4 0 17 0 25 9z">
            <text:p/>
          </draw:path>
          <draw:path draw:style-name="gr5" draw:layer="layout" svg:width="0.171cm" svg:height="0.133cm" svg:x="20.101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0.299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4 3 5 3 5 0 5-1 5-5 7-25 20-36 30-36 5 0 8 3 8 11 0 6-2 11-9 29z">
            <text:p/>
          </draw:path>
          <draw:path draw:style-name="gr5" draw:layer="layout" svg:width="0.144cm" svg:height="0.208cm" svg:x="20.416cm" svg:y="7.602cm" svg:viewBox="0 0 145 209" svg:d="M144 8c1 0 1-3 1-4 0-2-1-4-4-4-5 0-29 2-36 2-2 2-7 2-7 8 0 4 5 4 9 4 13 0 13 2 13 4s-1 5-1 7l-16 67c-7-9-16-16-30-16-37 0-73 40-73 84 0 28 18 49 42 49 16 0 30-9 42-21 4 18 21 21 28 21 10 0 18-6 23-16 6-12 9-29 9-30 0-3-3-3-3-3-5 0-5 1-8 9-2 15-8 31-20 31-6 0-9-6-9-14 0-6 0-8 1-12zM85 169c-3 9-10 15-15 19-2 3-14 12-26 12-11 0-21-7-21-28 0-16 7-48 15-60 13-24 27-28 35-28 19 0 25 22 25 25 0 1 0 4-1 5z">
            <text:p/>
          </draw:path>
          <draw:path draw:style-name="gr5" draw:layer="layout" svg:width="0.268cm" svg:height="0.099cm" svg:x="20.723cm" svg:y="7.588cm" svg:viewBox="0 0 269 100" svg:d="M255 17c6 0 14 0 14-9 0-8-8-8-14-8h-242c-5 0-13 0-13 8 0 9 8 9 13 9zM255 100c6 0 14 0 14-9 0-8-8-8-14-8h-242c-5 0-13 0-13 8 0 9 8 9 13 9z">
            <text:p/>
          </draw:path>
          <draw:path draw:style-name="gr5" draw:layer="layout" svg:width="0.2cm" svg:height="0.384cm" svg:x="21.145cm" svg:y="7.447cm" svg:viewBox="0 0 201 385" svg:d="M127 130h34c9 0 12 0 12-10 0-4-3-4-11-4h-32l8-49c1-8 7-38 10-43 3-8 10-14 19-14 1 0 11 0 20 7-19 2-22 17-22 23 0 9 7 14 14 14 11 0 22-8 22-25 0-19-18-29-34-29-14 0-40 7-52 49-2 10-3 13-13 67h-28c-7 0-12 0-12 8 0 6 3 6 11 6h26l-29 166c-8 41-15 80-36 80-1 0-11 0-19-8 18-1 23-16 23-22 0-10-8-16-16-16-11 0-22 10-22 25 0 19 18 30 34 30 22 0 39-25 46-41 12-27 22-78 23-81z">
            <text:p/>
          </draw:path>
          <draw:path draw:style-name="gr5" draw:layer="layout" svg:width="0.094cm" svg:height="0.421cm" svg:x="21.403cm" svg:y="7.428cm" svg:viewBox="0 0 95 422" svg:d="M95 419c0-1 0-3-8-10-51-53-63-133-63-198 0-73 15-146 66-199 5-6 5-6 5-7 0-4-3-5-4-5-5 0-41 29-66 83-20 47-25 93-25 128 0 34 5 84 27 132 24 53 59 79 64 79 1 0 4-1 4-3z">
            <text:p/>
          </draw:path>
          <draw:path draw:style-name="gr5" draw:layer="layout" svg:width="0.192cm" svg:height="0.298cm" svg:x="21.535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layer="layout" svg:width="0.153cm" svg:height="0.208cm" svg:x="21.748cm" svg:y="7.602cm" svg:viewBox="0 0 154 209" svg:d="M68 8c0 0 1-3 1-4 0-2-1-4-5-4-6 0-30 2-36 2-3 2-6 2-6 8 0 4 3 4 7 4 13 0 13 2 13 4s0 5-1 7l-40 168c-1 5-1 6-1 6 0 5 4 10 10 10 2 0 8-1 12-7 0-3 3-14 5-20l6-26c0-5 3-16 3-20 4-11 4-11 10-21 9-14 23-31 45-31 16 0 17 13 17 20 0 18-12 51-17 64-3 7-4 11-4 16 0 15 12 25 26 25 29 0 41-41 41-46 0-3-3-3-4-3-3 0-5 2-6 4-6 24-18 36-30 36-5 0-6-3-6-9 0-7 1-11 6-24 4-10 16-41 16-58 0-5 0-18-11-26-6-4-14-7-27-7-21 0-36 12-46 24z">
            <text:p/>
          </draw:path>
          <draw:path draw:style-name="gr5" draw:layer="layout" svg:width="0.171cm" svg:height="0.133cm" svg:x="21.928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2.125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5 3 5 3 5 0 5-1 5-5 7-25 20-36 30-36 5 0 8 3 8 11 0 6-2 11-9 29z">
            <text:p/>
          </draw:path>
          <draw:path draw:style-name="gr5" draw:layer="layout" svg:width="0.144cm" svg:height="0.208cm" svg:x="22.243cm" svg:y="7.602cm" svg:viewBox="0 0 145 209" svg:d="M144 8c1 0 1-3 1-4 0-2-1-4-4-4-5 0-29 2-36 2-2 2-7 2-7 8 0 4 5 4 9 4 13 0 13 2 13 4s-1 5-1 7l-17 67c-6-9-15-16-29-16-37 0-73 40-73 84 0 28 18 49 42 49 16 0 30-9 42-21 4 18 21 21 28 21 10 0 18-6 23-16 6-12 9-29 9-30 0-3-3-3-5-3-3 0-3 1-6 9-2 15-8 31-20 31-8 0-9-6-9-14 0-6 0-8 1-12zM85 169c-3 9-10 15-15 19-2 3-14 12-26 12-11 0-21-7-21-28 0-16 7-48 15-60 13-24 27-28 35-28 19 0 25 22 25 25 0 1 0 4-1 5z">
            <text:p/>
          </draw:path>
          <draw:path draw:style-name="gr5" draw:layer="layout" svg:width="0.047cm" svg:height="0.126cm" svg:x="22.45cm" svg:y="7.699cm" svg:viewBox="0 0 48 127" svg:d="M48 44c0-27-10-44-26-44-14 0-22 11-22 23 0 11 8 23 22 23 5 0 10-3 14-6 2-2 2-2 2-2 1 0 1 0 1 6 0 33-14 58-28 71-4 5-4 6-4 7 0 4 3 5 3 5 5 0 38-32 38-83z">
            <text:p/>
          </draw:path>
          <draw:path draw:style-name="gr5" draw:layer="layout" svg:width="0.148cm" svg:height="0.191cm" svg:x="22.615cm" svg:y="7.557cm" svg:viewBox="0 0 149 192" svg:d="M137 29c-11 0-19 9-19 19 0 6 3 12 13 12 8 0 18-7 18-24 0-18-17-36-48-36-54 0-69 43-69 62 0 33 31 40 42 42 21 4 42 9 42 33 0 11-9 45-58 45-6 0-36 0-46-21 16 1 26-11 26-23 0-10-8-14-15-14-11 0-23 8-23 27 0 24 23 41 58 41 66 0 81-52 81-70 0-15-7-26-12-31-12-12-23-14-41-18-14-3-30-6-30-25 0-13 9-38 45-38 10 0 31 2 36 19z">
            <text:p/>
          </draw:path>
          <draw:path draw:style-name="gr5" draw:layer="layout" svg:width="0.157cm" svg:height="0.191cm" svg:x="22.798cm" svg:y="7.557cm" svg:viewBox="0 0 158 192" svg:d="M144 26c-7 0-12 0-18 6-7 6-7 14-7 17 0 10 7 15 14 15 12 0 23-10 23-28 0-20-19-36-47-36-56 0-109 61-109 120 0 38 24 72 65 72 59 0 93-44 93-50 0-3-3-5-6-5-1 0-2 1-4 3-33 42-77 42-81 42-26 0-37-20-37-45 0-18 8-59 21-85 13-24 36-42 58-42 13 0 29 4 35 16z">
            <text:p/>
          </draw:path>
          <draw:path draw:style-name="gr5" draw:layer="layout" svg:width="0.217cm" svg:height="0.191cm" svg:x="22.965cm" svg:y="7.557cm" svg:viewBox="0 0 218 192" svg:d="M24 162c-1 7-3 17-3 19 0 7 6 11 11 11 4 0 12-4 15-12 0 0 4-20 6-31l10-39c2-8 5-18 7-27 2-7 4-21 5-22 6-13 28-51 66-51 18 0 21 15 21 30 0 25-19 80-26 98-4 10-4 14-4 19 0 21 15 35 33 35 39 0 53-61 53-65 0-5-5-5-5-5-3 0-3 2-6 9-8 29-22 51-41 51-7 0-10-3-10-13 0-11 4-21 8-30 8-23 25-69 25-93 0-29-18-46-47-46-37 0-56 28-63 37-3-24-18-37-37-37-18 0-26 17-30 24-6 14-12 40-12 41 0 5 5 5 5 5 5 0 5 0 6-10 7-30 16-50 30-50 9 0 12 4 12 19 0 8-1 13-6 36z">
            <text:p/>
          </draw:path>
          <draw:path draw:style-name="gr5" draw:layer="layout" svg:width="0.107cm" svg:height="0.283cm" svg:x="23.206cm" svg:y="7.465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192cm" svg:height="0.298cm" svg:x="23.349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layer="layout" svg:width="0.016cm" svg:height="0.421cm" svg:x="23.589cm" svg:y="7.428cm" svg:viewBox="0 0 17 422" svg:d="M17 16c0-9 0-16-7-16-10 0-10 7-10 16v392c0 7 0 14 10 14 7 0 7-7 7-14z">
            <text:p/>
          </draw:path>
          <draw:path draw:style-name="gr5" draw:layer="layout" svg:width="0.016cm" svg:height="0.421cm" svg:x="23.7cm" svg:y="7.428cm" svg:viewBox="0 0 17 422" svg:d="M17 16c0-9 0-16-7-16-10 0-10 7-10 16v392c0 7 0 14 10 14 7 0 7-7 7-14z">
            <text:p/>
          </draw:path>
          <draw:path draw:style-name="gr5" draw:layer="layout" svg:width="0.154cm" svg:height="0.191cm" svg:x="23.782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2cm" svg:height="0.191cm" svg:x="23.961cm" svg:y="7.557cm" svg:viewBox="0 0 201 192" svg:d="M124 60c2-12 11-50 40-50 2 0 11 0 19 4-11 3-18 14-18 23 0 7 3 16 14 16 10 0 22-9 22-25 0-22-24-28-37-28-23 0-38 23-43 32-10-27-31-32-43-32-43 0-66 55-66 65 0 5 5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layer="layout" svg:width="0.21cm" svg:height="0.269cm" svg:x="24.165cm" svg:y="7.557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layer="layout" svg:width="0.107cm" svg:height="0.283cm" svg:x="24.392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layer="layout" svg:width="0.164cm" svg:height="0.191cm" svg:x="24.53cm" svg:y="7.557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3cm" svg:x="24.721cm" svg:y="7.557cm" svg:viewBox="0 0 187 274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layer="layout" svg:width="0.124cm" svg:height="0.269cm" svg:x="24.931cm" svg:y="7.479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layer="layout" svg:width="0.107cm" svg:height="0.283cm" svg:x="25.076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layer="layout" svg:width="0.33cm" svg:height="0.191cm" svg:x="25.216cm" svg:y="7.557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25.573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094cm" svg:height="0.421cm" svg:x="25.764cm" svg:y="7.428cm" svg:viewBox="0 0 95 422" svg:d="M95 211c0-32-4-84-27-132-24-51-60-79-63-79-4 0-5 1-5 5 0 1 0 1 8 9 40 42 63 110 63 197 0 73-15 148-65 201-6 4-6 6-6 7 0 2 1 3 5 3 3 0 40-27 64-81 21-47 26-94 26-130z">
            <text:p/>
          </draw:path>
        </draw:g>
        <draw:line draw:style-name="gr8" draw:layer="layout" svg:x1="27.7cm" svg:y1="-2.54cm" svg:x2="1.016cm" svg:y2="-2.54cm">
          <text:p/>
        </draw:line>
        <draw:custom-shape draw:style-name="gr9" draw:text-style-name="P1" draw:layer="layout" svg:width="4.115cm" svg:height="1.282cm" svg:x="4.405cm" svg:y="12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layer="layout" svg:width="3.738cm" svg:height="0.798cm" svg:x="4.5cm" svg:y="12.707cm" svg:viewBox="0 0 3739 799" draw:points="1870,799 0,799 0,0 3739,0 3739,799">
            <text:p/>
          </draw:polygon>
          <draw:path draw:style-name="gr5" draw:layer="layout" svg:width="0.126cm" svg:height="0.264cm" svg:x="5.111cm" svg:y="12.74cm" svg:viewBox="0 0 127 265" svg:d="M63 91h57v-13h-57v-78h-11c-1 35-12 80-52 82v9h34v117c0 52 38 57 53 57 28 0 40-30 40-57v-24h-11v24c0 31-11 46-26 46-27 0-27-38-27-45z">
            <text:p/>
          </draw:path>
          <draw:path draw:style-name="gr5" draw:layer="layout" svg:width="0.203cm" svg:height="0.293cm" svg:x="5.272cm" svg:y="12.706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155cm" svg:height="0.193cm" svg:x="5.493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274cm" svg:height="0.298cm" svg:x="5.806cm" svg:y="12.711cm" svg:viewBox="0 0 275 299" svg:d="M222 192c0 60-39 94-78 94-19 0-66-11-66-92v-160c0-16 0-21 32-21h9v-13c-14 1-44 1-60 1-14 0-46 0-59-1v13h10c31 0 31 5 31 21v159c0 59 47 106 102 106 47 0 84-40 90-88 1-8 1-12 1-30v-135c0-14 0-33 41-33v-13c-14 0-34 1-47 1-15 0-34-1-49-1v13c43 0 43 21 43 31z">
            <text:p/>
          </draw:path>
          <draw:path draw:style-name="gr5" draw:layer="layout" svg:width="0.25cm" svg:height="0.287cm" svg:x="6.107cm" svg:y="12.712cm" svg:viewBox="0 0 251 288" svg:d="M41 254c0 16 0 21-31 21h-10v13h233l18-109h-11c-10 65-19 96-89 96h-54c-18 0-19-3-19-17v-113h36c39 0 44 13 44 49h10v-112h-10c0 37-5 50-44 50h-36v-102c0-14 1-17 19-17h53c62 0 72 23 79 82h10l-11-95h-228v13h10c31 0 31 5 31 21z">
            <text:p/>
          </draw:path>
          <draw:path draw:style-name="gr5" draw:layer="layout" svg:width="0.198cm" svg:height="0.298cm" svg:x="6.514cm" svg:y="12.706cm" svg:viewBox="0 0 199 299" svg:d="M139 270v29l60-5v-13c-27 0-31-4-31-24v-257l-58 5v13c28 0 31 2 31 24v91c-11-15-29-26-50-26-49 0-91 42-91 96s40 96 86 96c26 0 44-15 53-29zM139 157v87c0 8 0 8-4 15-11 21-30 30-47 30-18 0-33-11-42-27-12-17-13-41-13-59 0-16 1-41 13-60 9-13 24-27 45-27 16 0 31 6 44 26 4 7 4 8 4 15z">
            <text:p/>
          </draw:path>
          <draw:path draw:style-name="gr5" draw:layer="layout" svg:width="0.155cm" svg:height="0.193cm" svg:x="6.734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53cm" svg:height="0.193cm" svg:x="6.914cm" svg:y="12.81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layer="layout" svg:width="0.086cm" svg:height="0.282cm" svg:x="7.091cm" svg:y="12.717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98cm" svg:height="0.298cm" svg:x="7.204cm" svg:y="12.706cm" svg:viewBox="0 0 199 299" svg:d="M139 270v29l60-5v-13c-27 0-31-4-31-24v-257l-58 5v13c28 0 31 2 31 24v91c-11-15-29-26-50-26-49 0-91 42-91 96s40 96 86 96c26 0 44-15 53-29zM139 157v87c0 8 0 8-4 15-11 21-30 30-47 30-18 0-33-11-42-27-12-17-13-41-13-59 0-16 1-41 13-60 9-13 24-27 45-27 16 0 31 6 44 26 4 7 4 8 4 15z">
            <text:p/>
          </draw:path>
          <draw:path draw:style-name="gr5" draw:layer="layout" svg:width="0.155cm" svg:height="0.193cm" svg:x="7.423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31cm" svg:height="0.193cm" svg:x="7.603cm" svg:y="12.81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126cm" svg:height="0.264cm" svg:x="7.89cm" svg:y="12.74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78cm" svg:height="0.193cm" svg:x="8.049cm" svg:y="12.81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5" draw:layer="layout" svg:width="0.182cm" svg:height="0.193cm" svg:x="4.517cm" svg:y="13.316cm" svg:viewBox="0 0 183 194" svg:d="M118 158c1 17 13 35 32 35 8 0 33-6 33-41v-24h-11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26cm" svg:height="0.264cm" svg:x="4.708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26cm" svg:height="0.264cm" svg:x="4.864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82cm" svg:height="0.193cm" svg:x="5.028cm" svg:y="13.316cm" svg:viewBox="0 0 183 194" svg:d="M118 158c1 17 13 35 32 35 8 0 33-6 33-41v-24h-11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53cm" svg:height="0.193cm" svg:x="5.225cm" svg:y="13.316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layer="layout" svg:width="0.203cm" svg:height="0.293cm" svg:x="5.392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275cm" svg:height="0.186cm" svg:x="5.742cm" svg:y="13.323cm" svg:viewBox="0 0 276 187" svg:d="M242 41c8-22 20-28 34-28v-13c-8 1-20 1-29 1-12 0-30-1-37-1v13c14 0 23 9 23 21 0 2 0 3-2 8l-37 109-40-119c-2-4-2-6-2-7 0-12 16-12 24-12v-13c-11 0-32 1-43 1s-23 0-35-1v13c15 0 21 1 26 6 2 3 7 16 8 24l-34 102-39-113c-2-4-2-6-2-7 0-12 16-12 24-12v-13c-11 0-34 1-43 1-3 0-23 0-38-1v13c21 0 25 1 30 15l51 151c1 6 3 8 9 8 5 0 5-2 7-8l41-120 41 121c2 5 3 7 9 7 5 0 5-3 7-7z">
            <text:p/>
          </draw:path>
          <draw:path draw:style-name="gr5" draw:layer="layout" svg:width="0.086cm" svg:height="0.282cm" svg:x="6.038cm" svg:y="13.223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26cm" svg:height="0.264cm" svg:x="6.143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203cm" svg:height="0.293cm" svg:x="6.305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126cm" svg:height="0.264cm" svg:x="6.656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203cm" svg:height="0.293cm" svg:x="6.816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155cm" svg:height="0.193cm" svg:x="7.038cm" svg:y="13.316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78cm" svg:height="0.307cm" svg:x="7.36cm" svg:y="13.208cm" svg:viewBox="0 0 179 308" svg:d="M119 134l-52-13c-26-6-40-29-40-54 0-30 21-55 52-55 68 0 76 70 79 89 1 2 1 5 6 5 4 0 4-3 4-11v-85c0-8 0-10-4-10-3 0-4 0-6 6l-14 24c-12-13-30-30-65-30-45 0-79 37-79 82 0 36 22 66 52 78 5 1 26 7 55 14 11 2 23 6 34 22 9 10 12 24 12 38 0 30-21 61-54 61-12 0-43-2-64-23-24-24-25-50-25-66 0-3-3-3-4-3-6 0-6 2-6 9v86c0 7 0 10 5 10 2 0 3-1 5-6 0 0 1-1 15-24 13 15 39 30 74 30 48 0 80-42 80-88 0-42-27-77-60-86z">
            <text:p/>
          </draw:path>
          <draw:path draw:style-name="gr5" draw:layer="layout" svg:width="0.245cm" svg:height="0.307cm" svg:x="7.583cm" svg:y="13.208cm" svg:viewBox="0 0 246 308" svg:d="M0 154c0 87 65 154 141 154 65 0 105-60 105-108 0-4 0-7-6-7-4 0-4 3-5 6-2 61-45 96-90 96-24 0-104-14-104-141 0-126 79-141 104-141 44 0 80 39 88 101 0 6 0 7 6 7 7 0 7-1 7-11v-100c0-8 0-10-5-10-1 0-3 0-7 5l-19 31c-15-14-36-36-74-36-76 0-141 67-141 154z">
            <text:p/>
          </draw:path>
          <draw:path draw:style-name="gr5" draw:layer="layout" svg:width="0.274cm" svg:height="0.288cm" svg:x="7.862cm" svg:y="13.217cm" svg:viewBox="0 0 275 289" svg:d="M80 6c-4-6-4-6-11-6h-69v13h11c7 0 16 0 21 1 9 2 9 2 9 10v221c0 12 0 31-41 31v13c13 0 34-1 47-1 14 0 33 1 48 1v-13c-43 0-43-19-43-31v-221c3 2 3 4 5 6l165 253c3 6 3 6 7 6 5 0 5-2 5-11v-234c0-10 0-31 41-31v-13c-13 0-34 1-46 1-14 0-34-1-48-1v13c42 0 42 21 42 31v182z">
            <text:p/>
          </draw:path>
        </draw:g>
        <draw:g>
          <svg:title>TexMaths</svg:title>
          <svg:desc>12§latex§$hnid$§svg§600§TRUE§</svg:desc>
          <draw:polygon draw:style-name="gr4" draw:layer="layout" svg:width="0.818cm" svg:height="0.292cm" svg:x="14.226cm" svg:y="13.881cm" svg:viewBox="0 0 819 293" draw:points="410,293 0,293 0,0 819,0 819,293">
            <text:p/>
          </draw:polygon>
          <draw:path draw:style-name="gr5" draw:layer="layout" svg:width="0.198cm" svg:height="0.298cm" svg:x="14.247cm" svg:y="13.88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layer="layout" svg:width="0.217cm" svg:height="0.191cm" svg:x="14.468cm" svg:y="13.987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14.708cm" svg:y="13.894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14.851cm" svg:y="13.8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layer="layout" svg:x1="11.813cm" svg:y1="18.888cm" svg:x2="17.556cm" svg:y2="18.88cm">
          <text:p/>
        </draw:line>
        <draw:g>
          <svg:title>TexMaths</svg:title>
          <svg:desc>12§latex§$E(IMSI||salt,e_{scnid})$§svg§600§TRUE§</svg:desc>
          <draw:polygon draw:style-name="gr4" draw:layer="layout" svg:width="3.801cm" svg:height="0.42cm" svg:x="12.777cm" svg:y="18.213cm" svg:viewBox="0 0 3802 421" draw:points="1901,421 0,421 0,0 3802,0 3802,421">
            <text:p/>
          </draw:polygon>
          <draw:path draw:style-name="gr5" draw:layer="layout" svg:width="0.292cm" svg:height="0.287cm" svg:x="12.792cm" svg:y="18.2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layer="layout" svg:width="0.094cm" svg:height="0.421cm" svg:x="13.136cm" svg:y="18.2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layer="layout" svg:width="0.187cm" svg:height="0.288cm" svg:x="13.265cm" svg:y="18.2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403cm" svg:height="0.288cm" svg:x="13.476cm" svg:y="18.2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layer="layout" svg:width="0.238cm" svg:height="0.307cm" svg:x="13.913cm" svg:y="18.2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layer="layout" svg:width="0.187cm" svg:height="0.288cm" svg:x="14.173cm" svg:y="18.2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016cm" svg:height="0.421cm" svg:x="14.416cm" svg:y="18.212cm" svg:viewBox="0 0 17 422" svg:d="M17 16c0-9 0-16-7-16-10 0-10 7-10 16v392c0 7 0 14 10 14 7 0 7-7 7-14z">
            <text:p/>
          </draw:path>
          <draw:path draw:style-name="gr5" draw:layer="layout" svg:width="0.016cm" svg:height="0.421cm" svg:x="14.527cm" svg:y="18.212cm" svg:viewBox="0 0 17 422" svg:d="M17 16c0-9 0-16-7-16-10 0-10 7-10 16v392c0 7 0 14 10 14 7 0 7-7 7-14z">
            <text:p/>
          </draw:path>
          <draw:path draw:style-name="gr5" draw:layer="layout" svg:width="0.148cm" svg:height="0.191cm" svg:x="14.611cm" svg:y="18.3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layer="layout" svg:width="0.184cm" svg:height="0.191cm" svg:x="14.794cm" svg:y="18.3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layer="layout" svg:width="0.086cm" svg:height="0.298cm" svg:x="15.007cm" svg:y="18.2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layer="layout" svg:width="0.124cm" svg:height="0.269cm" svg:x="15.126cm" svg:y="18.2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047cm" svg:height="0.126cm" svg:x="15.297cm" svg:y="18.483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54cm" svg:height="0.191cm" svg:x="15.458cm" svg:y="18.3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layer="layout" svg:width="0.112cm" svg:height="0.133cm" svg:x="15.646cm" svg:y="18.4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layer="layout" svg:width="0.123cm" svg:height="0.133cm" svg:x="15.795cm" svg:y="18.4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15.933cm" svg:y="18.4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16.132cm" svg:y="18.3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16.249cm" svg:y="18.3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layer="layout" svg:width="0.094cm" svg:height="0.421cm" svg:x="16.445cm" svg:y="18.2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custom-shape draw:style-name="gr10" draw:text-style-name="P1" draw:layer="layout" svg:width="6.559cm" svg:height="1.211cm" svg:x="4.382cm" svg:y="16.4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784cm" svg:height="0.881cm" svg:x="20.814cm" svg:y="2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layer="layout" svg:width="3.531cm" svg:height="0.374cm" svg:x="21.059cm" svg:y="2.495cm" svg:viewBox="0 0 3532 375" draw:points="1766,375 0,375 0,0 3532,0 3532,375">
            <text:p/>
          </draw:polygon>
          <draw:path draw:style-name="gr5" draw:layer="layout" svg:width="0.184cm" svg:height="0.279cm" svg:x="21.071cm" svg:y="2.596cm" svg:viewBox="0 0 185 280" svg:d="M79 119c-35 0-35-42-35-52 0-12 0-25 6-36 2-5 12-17 29-17 34 0 34 42 34 52 0 12 0 25-5 36-4 5-13 17-29 17zM32 136c0-1 0-12 7-21 14 12 32 14 40 14 36 0 65-29 65-62 0-15-7-31-17-41 15-14 29-16 37-16 1 0 3 0 4 0-4 2-7 6-7 12 0 7 6 12 11 12s13-4 13-14c0-7-6-20-20-20-9 0-27 2-44 20-17-14-34-15-42-15-38 0-67 29-67 61 0 19 10 35 20 45-5 6-13 20-13 34s6 29 19 38c-26 7-38 26-38 43 0 30 40 54 90 54 47 0 89-22 89-55 0-15-6-36-26-48-21-12-45-12-69-12-11 0-28 0-32 0-12-3-20-16-20-29zM91 269c-41 0-70-22-70-43 0-19 15-36 32-37h25c35 0 80 0 80 37 0 23-28 43-67 43z">
            <text:p/>
          </draw:path>
          <draw:path draw:style-name="gr5" draw:layer="layout" svg:width="0.155cm" svg:height="0.194cm" svg:x="21.2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layer="layout" svg:width="0.203cm" svg:height="0.186cm" svg:x="21.45cm" svg:y="2.601cm" svg:viewBox="0 0 204 187" svg:d="M32 42v113c0 19-4 19-32 19v13c13 0 34-1 46-1 10 0 32 1 45 1v-13c-27 0-32 0-32-19v-78c0-43 29-67 55-67 25 0 30 22 30 46v99c0 19-5 19-32 19v13c15 0 36-1 46-1s32 1 46 1v-13c-22 0-32 0-32-12v-82c0-36 0-49-13-64-6-8-18-16-43-16-29 0-47 18-59 44v-44l-57 5v13c29 0 32 2 32 24z">
            <text:p/>
          </draw:path>
          <draw:path draw:style-name="gr5" draw:layer="layout" svg:width="0.155cm" svg:height="0.194cm" svg:x="21.6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layer="layout" svg:width="0.135cm" svg:height="0.186cm" svg:x="21.85cm" svg:y="2.601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layer="layout" svg:width="0.181cm" svg:height="0.194cm" svg:x="22.012cm" svg:y="2.599cm" svg:viewBox="0 0 182 195" svg:d="M118 159c1 16 13 34 31 34 9 0 33-6 33-40v-24h-10v24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layer="layout" svg:width="0.126cm" svg:height="0.264cm" svg:x="22.203cm" svg:y="2.528cm" svg:viewBox="0 0 127 265" svg:d="M63 91h57v-13h-57v-78h-11c-1 35-12 80-52 82v9h34v117c0 53 38 57 53 57 28 0 40-30 40-57v-24h-11v24c0 31-11 47-26 47-27 0-27-39-27-46z">
            <text:p/>
          </draw:path>
          <draw:path draw:style-name="gr5" draw:layer="layout" svg:width="0.155cm" svg:height="0.194cm" svg:x="22.362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layer="layout" svg:width="0.154cm" svg:height="0.191cm" svg:x="22.682cm" svg:y="2.601cm" svg:viewBox="0 0 155 192" svg:d="M57 90c12 0 41-1 62-11 29-12 31-37 31-43 0-18-17-36-43-36-46 0-107 41-107 115 0 44 24 77 64 77 57 0 91-44 91-50 0-3-2-5-4-5s-3 1-6 4c-32 42-75 42-81 42-31 0-34-35-34-50 0-4 0-18 5-43zM38 80c15-64 58-70 69-70 18 0 29 12 29 26 0 44-65 44-81 44z">
            <text:p/>
          </draw:path>
          <draw:path draw:style-name="gr5" draw:layer="layout" svg:width="0.153cm" svg:height="0.208cm" svg:x="22.871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layer="layout" svg:width="0.171cm" svg:height="0.134cm" svg:x="23.05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2cm" svg:x="23.249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layer="layout" svg:width="0.144cm" svg:height="0.208cm" svg:x="23.365cm" svg:y="2.645cm" svg:viewBox="0 0 145 209" svg:d="M144 8c1 0 1-3 1-4 0-2-1-4-4-4-5 0-29 2-36 2-2 2-7 2-7 8 0 4 5 4 9 4 13 0 13 2 13 4s-1 5-1 7l-17 67c-6-9-15-16-29-16-37 0-73 41-73 84 0 29 18 49 42 49 16 0 30-8 42-20 4 18 21 20 28 20 10 0 18-6 23-16 6-12 9-28 9-30 0-3-3-3-5-3-3 0-3 1-6 9-2 15-8 32-20 32-8 0-9-6-9-15 0-6 0-8 1-12zM85 169c-3 9-10 15-15 20-2 2-14 12-26 12-11 0-21-8-21-29 0-16 7-48 15-60 13-24 27-28 35-28 19 0 25 22 25 25 0 2 0 4-1 5z">
            <text:p/>
          </draw:path>
          <draw:path draw:style-name="gr5" draw:layer="layout" svg:width="0.047cm" svg:height="0.126cm" svg:x="23.573cm" svg:y="2.743cm" svg:viewBox="0 0 48 127" svg:d="M48 44c0-27-10-44-26-44-14 0-22 11-22 23 0 11 8 23 22 23 5 0 10-3 14-6 2-2 2-2 2-2 1 0 1 0 1 6 0 33-14 58-28 73-4 3-4 4-4 6 0 3 3 4 3 4 5 0 38-32 38-83z">
            <text:p/>
          </draw:path>
          <draw:path draw:style-name="gr5" draw:layer="layout" svg:width="0.192cm" svg:height="0.298cm" svg:x="23.733cm" svg:y="2.494cm" svg:viewBox="0 0 193 299" svg:d="M193 5c0 0 0-5-5-5-7 0-45 4-52 5-4 0-5 2-5 8 0 5 2 5 8 5 20 0 21 2 21 7l-1 9-24 101c-8-17-20-28-38-28-46 0-97 62-97 124 0 39 22 68 53 68 9 0 29-2 54-32 3 18 17 32 36 32 15 0 24-9 29-24 7-14 13-41 13-42 0-4-3-4-4-4-5 0-5 2-6 8-7 27-15 53-31 53-12 0-12-11-12-20 0-11 0-13 1-20zM109 244c-2 7-2 8-8 15-19 23-34 31-46 31-21 0-26-23-26-40 0-22 12-73 22-93 13-25 30-40 47-40 27 0 32 34 32 37 0 2 0 5-2 7z">
            <text:p/>
          </draw:path>
          <draw:path draw:style-name="gr5" draw:layer="layout" svg:width="0.153cm" svg:height="0.208cm" svg:x="23.945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layer="layout" svg:width="0.171cm" svg:height="0.134cm" svg:x="24.124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2cm" svg:x="24.323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layer="layout" svg:width="0.144cm" svg:height="0.208cm" svg:x="24.441cm" svg:y="2.645cm" svg:viewBox="0 0 145 209" svg:d="M144 8c1 0 1-3 1-4 0-2-1-4-4-4-5 0-29 2-36 2-2 2-7 2-7 8 0 4 5 4 9 4 13 0 13 2 13 4s-1 5-1 7l-16 67c-7-9-16-16-30-16-37 0-73 41-73 84 0 29 18 49 42 49 16 0 30-8 42-20 4 18 21 20 28 20 10 0 18-6 23-16 6-12 9-28 9-30 0-3-3-3-5-3-3 0-3 1-6 9-2 15-8 32-20 32-6 0-9-6-9-15 0-6 0-8 1-12zM85 169c-3 9-10 15-15 20-2 2-14 12-26 12-11 0-21-8-21-29 0-16 7-48 15-60 13-24 27-28 35-28 19 0 25 22 25 25 0 2 0 4-1 5z">
            <text:p/>
          </draw:path>
        </draw:g>
        <draw:line draw:style-name="gr3" draw:layer="layout" svg:x1="25.222cm" svg:y1="4.518cm" svg:x2="5.373cm" svg:y2="4.518cm">
          <text:p/>
        </draw:line>
        <draw:custom-shape draw:style-name="gr12" draw:text-style-name="P2" draw:layer="layout" svg:width="13.313cm" svg:height="0.762cm" svg:x="8.036cm" svg:y="4.118cm">
          <text:p text:style-name="P1"><text:span text:style-name="T1">Integrity protected provisioning of HN’s public key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expirytime$§svg§600§TRUE§</svg:desc>
          <draw:polygon draw:style-name="gr4" draw:layer="layout" svg:width="1.978cm" svg:height="0.359cm" svg:x="13.589cm" svg:y="14.861cm" svg:viewBox="0 0 1979 360" draw:points="989,360 0,360 0,0 1979,0 1979,360">
            <text:p/>
          </draw:polygon>
          <draw:path draw:style-name="gr5" draw:layer="layout" svg:width="0.154cm" svg:height="0.191cm" svg:x="13.607cm" svg:y="14.9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2cm" svg:height="0.191cm" svg:x="13.787cm" svg:y="14.952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layer="layout" svg:width="0.21cm" svg:height="0.269cm" svg:x="13.991cm" svg:y="14.952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layer="layout" svg:width="0.107cm" svg:height="0.283cm" svg:x="14.218cm" svg:y="14.8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164cm" svg:height="0.191cm" svg:x="14.355cm" svg:y="14.952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3cm" svg:x="14.548cm" svg:y="14.952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layer="layout" svg:width="0.124cm" svg:height="0.269cm" svg:x="14.755cm" svg:y="14.874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layer="layout" svg:width="0.107cm" svg:height="0.283cm" svg:x="14.903cm" svg:y="14.8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33cm" svg:height="0.191cm" svg:x="15.04cm" svg:y="14.952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15.399cm" svg:y="14.9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xpirytime$§svg§600§TRUE§</svg:desc>
          <draw:polygon draw:style-name="gr4" draw:layer="layout" svg:width="1.978cm" svg:height="0.359cm" svg:x="7.413cm" svg:y="14.817cm" svg:viewBox="0 0 1979 360" draw:points="989,360 0,360 0,0 1979,0 1979,360">
            <text:p/>
          </draw:polygon>
          <draw:path draw:style-name="gr5" draw:layer="layout" svg:width="0.154cm" svg:height="0.191cm" svg:x="7.432cm" svg:y="14.9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2cm" svg:height="0.191cm" svg:x="7.612cm" svg:y="14.908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layer="layout" svg:width="0.21cm" svg:height="0.269cm" svg:x="7.816cm" svg:y="14.908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layer="layout" svg:width="0.107cm" svg:height="0.283cm" svg:x="8.042cm" svg:y="14.81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164cm" svg:height="0.191cm" svg:x="8.18cm" svg:y="14.90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3cm" svg:x="8.372cm" svg:y="14.908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layer="layout" svg:width="0.124cm" svg:height="0.269cm" svg:x="8.58cm" svg:y="14.83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layer="layout" svg:width="0.107cm" svg:height="0.283cm" svg:x="8.728cm" svg:y="14.81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33cm" svg:height="0.191cm" svg:x="8.865cm" svg:y="14.908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9.223cm" svg:y="14.9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_{scnid} = g(e_{hnid},scnid||expirytime)$§svg§600§TRUE§</svg:desc>
          <draw:polygon draw:style-name="gr4" draw:layer="layout" svg:width="6.234cm" svg:height="0.42cm" svg:x="4.573cm" svg:y="16.79cm" svg:viewBox="0 0 6235 421" draw:points="3117,421 0,421 0,0 6235,0 6235,421">
            <text:p/>
          </draw:polygon>
          <draw:path draw:style-name="gr5" draw:layer="layout" svg:width="0.154cm" svg:height="0.191cm" svg:x="4.591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112cm" svg:height="0.133cm" svg:x="4.779cm" svg:y="17.038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layer="layout" svg:width="0.123cm" svg:height="0.133cm" svg:x="4.927cm" svg:y="17.03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5.066cm" svg:y="17.03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5.264cm" svg:y="16.9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layer="layout" svg:width="0.144cm" svg:height="0.208cm" svg:x="5.381cm" svg:y="16.964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268cm" svg:height="0.099cm" svg:x="5.689cm" svg:y="16.951cm" svg:viewBox="0 0 269 100" svg:d="M255 17c6 0 14 0 14-9 0-8-8-8-14-8h-242c-5 0-13 0-13 8 0 9 8 9 13 9zM255 100c6 0 14 0 14-9 0-8-8-8-14-8h-242c-5 0-13 0-13 8 0 9 8 9 13 9z">
            <text:p/>
          </draw:path>
          <draw:path draw:style-name="gr5" draw:layer="layout" svg:width="0.184cm" svg:height="0.272cm" svg:x="6.095cm" svg:y="16.918cm" svg:viewBox="0 0 185 273" svg:d="M184 28c1-3 1-5 1-8 0-7-4-12-12-12-2 0-14 4-15 18-8-15-22-26-38-26-47 0-96 59-96 120 0 42 24 67 54 67 23 0 42-20 47-24-9 37-14 55-14 56-1 4-15 46-59 46-6 0-20-1-31-5 12-3 17-14 17-21 0-8-5-16-16-16-10 0-22 8-22 25s15 25 53 25c51 0 80-32 86-57zM132 133c-2 11-12 22-21 30-8 7-20 14-32 14-21 0-27-21-27-38 0-20 12-71 22-92 12-21 29-37 46-37 27 0 32 33 32 36 0 2 0 4-1 6z">
            <text:p/>
          </draw:path>
          <draw:path draw:style-name="gr5" draw:layer="layout" svg:width="0.094cm" svg:height="0.421cm" svg:x="6.334cm" svg:y="16.789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layer="layout" svg:width="0.154cm" svg:height="0.191cm" svg:x="6.468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153cm" svg:height="0.208cm" svg:x="6.657cm" svg:y="16.964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4z">
            <text:p/>
          </draw:path>
          <draw:path draw:style-name="gr5" draw:layer="layout" svg:width="0.171cm" svg:height="0.133cm" svg:x="6.837cm" svg:y="17.03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7.034cm" svg:y="16.9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7.152cm" svg:y="16.964cm" svg:viewBox="0 0 145 209" svg:d="M144 8c1 0 1-3 1-4 0-2-1-4-4-4-5 0-29 2-36 2-2 2-7 2-7 8 0 4 5 4 9 4 13 0 13 2 13 4s-1 5-1 7l-17 67c-6-9-15-16-29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047cm" svg:height="0.126cm" svg:x="7.359cm" svg:y="17.06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48cm" svg:height="0.191cm" svg:x="7.523cm" svg:y="16.918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layer="layout" svg:width="0.157cm" svg:height="0.191cm" svg:x="7.707cm" svg:y="16.918cm" svg:viewBox="0 0 158 192" svg:d="M144 26c-7 0-12 0-18 6-7 6-7 14-7 17 0 10 7 15 14 15 12 0 23-10 23-28 0-20-19-36-47-36-56 0-109 61-109 120 0 38 24 72 65 72 59 0 93-45 93-51 0-2-3-4-6-4-1 0-2 1-4 3-33 42-77 42-81 42-26 0-37-20-37-45 0-18 8-59 21-85 13-24 36-42 58-42 13 0 29 4 35 16z">
            <text:p/>
          </draw:path>
          <draw:path draw:style-name="gr5" draw:layer="layout" svg:width="0.217cm" svg:height="0.191cm" svg:x="7.875cm" svg:y="16.918cm" svg:viewBox="0 0 218 192" svg:d="M24 162c-1 7-3 17-3 19 0 7 6 11 11 11 4 0 12-4 15-12 0 0 4-21 6-31l10-39c2-8 5-18 7-27 2-7 4-21 5-22 6-13 28-51 66-51 18 0 21 15 21 30 0 25-19 80-26 98-4 9-4 14-4 19 0 20 15 35 33 35 39 0 53-61 53-65 0-5-5-5-5-5-3 0-3 1-6 9-8 28-22 51-41 51-7 0-10-3-10-13 0-11 4-22 8-30 8-23 25-69 25-93 0-29-18-46-47-46-37 0-56 28-63 37-3-24-18-37-37-37-18 0-26 17-30 24-6 14-12 40-12 41 0 5 5 5 5 5 5 0 5 0 6-10 7-30 16-50 30-50 9 0 12 4 12 19 0 8-1 13-6 36z">
            <text:p/>
          </draw:path>
          <draw:path draw:style-name="gr5" draw:layer="layout" svg:width="0.107cm" svg:height="0.283cm" svg:x="8.115cm" svg:y="16.826cm" svg:viewBox="0 0 108 284" svg:d="M104 16c0-9-6-16-16-16s-21 11-21 23c0 7 5 14 15 14 9 0 22-9 22-21zM73 174c5-12 5-13 8-24 4-9 6-15 6-23 0-19-13-35-34-35-37 0-53 61-53 66 0 4 5 4 5 4 5 0 5-1 6-7 12-40 28-53 41-53 4 0 11 0 11 13 0 10-4 18-5 23-3 11-22 60-28 78-3 11-9 25-9 33 0 21 13 35 32 35 39 0 55-61 55-65s-4-4-5-4c-5 0-5 1-7 8-6 26-21 52-41 52-7 0-10-4-10-14s3-16 12-43z">
            <text:p/>
          </draw:path>
          <draw:path draw:style-name="gr5" draw:layer="layout" svg:width="0.192cm" svg:height="0.298cm" svg:x="8.258cm" svg:y="16.813cm" svg:viewBox="0 0 193 299" svg:d="M193 5c0 0 0-5-5-5-7 0-45 4-52 5-4 0-5 2-5 8 0 5 2 5 8 5 20 0 21 2 21 7l-1 9-24 100c-8-17-20-27-38-27-46 0-97 62-97 123 0 40 22 69 53 69 9 0 29-3 54-33 3 18 17 33 36 33 15 0 24-10 29-24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layer="layout" svg:width="0.016cm" svg:height="0.421cm" svg:x="8.498cm" svg:y="16.789cm" svg:viewBox="0 0 17 422" svg:d="M17 16c0-9 0-16-7-16-10 0-10 7-10 16v392c0 7 0 14 10 14 7 0 7-7 7-14z">
            <text:p/>
          </draw:path>
          <draw:path draw:style-name="gr5" draw:layer="layout" svg:width="0.016cm" svg:height="0.421cm" svg:x="8.61cm" svg:y="16.789cm" svg:viewBox="0 0 17 422" svg:d="M17 16c0-9 0-16-7-16-10 0-10 7-10 16v392c0 7 0 14 10 14 7 0 7-7 7-14z">
            <text:p/>
          </draw:path>
          <draw:path draw:style-name="gr5" draw:layer="layout" svg:width="0.154cm" svg:height="0.191cm" svg:x="8.691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2cm" svg:height="0.191cm" svg:x="8.872cm" svg:y="16.918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layer="layout" svg:width="0.21cm" svg:height="0.269cm" svg:x="9.075cm" svg:y="16.918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layer="layout" svg:width="0.107cm" svg:height="0.283cm" svg:x="9.301cm" svg:y="16.8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164cm" svg:height="0.191cm" svg:x="9.44cm" svg:y="16.91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2cm" svg:x="9.63cm" svg:y="16.918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layer="layout" svg:width="0.124cm" svg:height="0.269cm" svg:x="9.84cm" svg:y="16.842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107cm" svg:height="0.283cm" svg:x="9.986cm" svg:y="16.8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33cm" svg:height="0.191cm" svg:x="10.125cm" svg:y="16.918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10.482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094cm" svg:height="0.421cm" svg:x="10.674cm" svg:y="16.789cm" svg:viewBox="0 0 95 422" svg:d="M95 211c0-32-4-84-27-132-24-51-60-79-63-79-4 0-5 1-5 5 0 1 0 1 8 9 40 42 63 109 63 197 0 73-15 147-65 200-6 5-6 6-6 7 0 3 1 4 5 4 3 0 40-29 64-82 21-46 26-93 26-129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11:00:19.686875645</meta:creation-date>
    <meta:editing-duration>P0D</meta:editing-duration>
    <meta:editing-cycles>2</meta:editing-cycles>
    <meta:generator>LibreOffice/4.2.8.2$Linux_X86_64 LibreOffice_project/420m0$Build-2</meta:generator>
    <dc:date>2017-01-30T11:02:46.610420317</dc:date>
    <dc:creator>Khan A</dc:creator>
    <meta:document-statistic meta:object-count="331"/>
  </office:meta>
</office:document-meta>
</file>